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Nimbus Roman No9 L" svg:font-family="'Nimbus Roman No9 L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1ae37" officeooo:paragraph-rsid="0011ae37" fo:background-color="transparent" style:font-name-asian="Nimbus Roman No9 L" style:font-name-complex="Nimbus Roman No9 L"/>
    </style:style>
    <style:style style:name="P6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1ae37" officeooo:paragraph-rsid="0011ae37" fo:background-color="transparent" style:font-name-asian="Nimbus Roman No9 L" style:font-name-complex="Nimbus Roman No9 L"/>
    </style:style>
    <style:style style:name="P7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31bb3" officeooo:paragraph-rsid="00131bb3" fo:background-color="transparent" style:font-name-asian="Nimbus Roman No9 L" style:font-name-complex="Nimbus Roman No9 L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31bb3" officeooo:paragraph-rsid="00131bb3" fo:background-color="transparent" style:font-name-asian="Nimbus Roman No9 L" style:font-name-complex="Nimbus Roman No9 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4c8b4" officeooo:paragraph-rsid="0014c8b4" fo:background-color="transparent" style:font-name-asian="Nimbus Roman No9 L" style:font-name-complex="Nimbus Roman No9 L"/>
    </style:style>
    <style:style style:name="P10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Nimbus Roman No9 L" fo:font-size="12pt" fo:font-weight="normal" officeooo:rsid="0014c8b4" officeooo:paragraph-rsid="0014c8b4" fo:background-color="transparent" style:font-name-asian="Nimbus Roman No9 L" style:font-name-complex="Nimbus Roman No9 L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4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5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6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7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8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19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P20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Nimbus Roman No9 L" fo:font-size="12pt" fo:font-weight="normal" fo:background-color="transparent" style:font-name-asian="Nimbus Roman No9 L" style:font-name-complex="Nimbus Roman No9 L"/>
    </style:style>
    <style:style style:name="T1" style:family="text">
      <style:text-properties style:use-window-font-color="true" style:font-name="Nimbus Roman No9 L" fo:font-size="12pt" fo:font-weight="normal" fo:background-color="transparent" loext:char-shading-value="0" style:font-name-asian="Nimbus Roman No9 L" style:font-name-complex="Nimbus Roman No9 L"/>
    </style:style>
    <style:style style:name="T2" style:family="text">
      <style:text-properties officeooo:rsid="00123356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>Dave Otis</text:p>
      <text:p text:style-name="P11"/>
      <text:p text:style-name="P5">2016-02-22</text:p>
      <text:list xml:id="list3808289799931959027" text:style-name="L11">
        <text:list-item>
          <text:p text:style-name="P6">Affichage des configuration dans la page de gestion, selon les informations trouver dans la BD</text:p>
        </text:list-item>
        <text:list-item>
          <text:p text:style-name="P6">Envoyer le <text:span text:style-name="T2">émail</text:span> de mot de passe oublié à la personne configurer dans le site web</text:p>
        </text:list-item>
        <text:list-item>
          <text:p text:style-name="P7">Donner les droit à www pour la modification de la BD</text:p>
        </text:list-item>
      </text:list>
      <text:p text:style-name="P8"/>
      <text:p text:style-name="P9">2016-02-17</text:p>
      <text:list xml:id="list5329280588782597076" text:style-name="L12">
        <text:list-item>
          <text:p text:style-name="P10">Continuer la possibilité de ajouter/modifier/supprimer des distributeurs</text:p>
        </text:list-item>
      </text:list>
      <text:p text:style-name="P2"/>
      <text:p text:style-name="P2">2016-02-13</text:p>
      <text:list xml:id="list181165802715042947" text:style-name="L1">
        <text:list-item>
          <text:p text:style-name="P3">Création de la page pour la gestion des distributeurs</text:p>
        </text:list-item>
        <text:list-item>
          <text:p text:style-name="P3">Création de table dans la BD</text:p>
        </text:list-item>
        <text:list-item>
          <text:p text:style-name="P3">Création du javascript pour permet la création dynamique des champs nécéssaire selon les informations trouvé dans la BD.</text:p>
        </text:list-item>
        <text:list-item>
          <text:p text:style-name="P3">Aller chercher les données de la BD et les afficher dans les champs</text:p>
        </text:list-item>
      </text:list>
      <text:p text:style-name="P2"/>
      <text:p text:style-name="P2">2016-02-13</text:p>
      <text:list xml:id="list5695429259513715020" text:style-name="L2">
        <text:list-item>
          <text:p text:style-name="P4">Permet l'enregistrement des paramètres de config dans la BD</text:p>
        </text:list-item>
      </text:list>
      <text:p text:style-name="P2"/>
      <text:p text:style-name="P2">2016-02-10</text:p>
      <text:list xml:id="list6329668837831278761" text:style-name="L3">
        <text:list-item>
          <text:p text:style-name="P13">Mise en place du système de reset de mot de passe via texto. Le tout est fonctionnel, il restera à aller chercher le numéro de téléphone dans la BD lorsque la table de config sera fait.</text:p>
        </text:list-item>
        <text:list-item>
          <text:p text:style-name="P13">Création de la table de configurations dans la BD.</text:p>
        </text:list-item>
      </text:list>
      <text:p text:style-name="P12"/>
      <text:p text:style-name="P2">2016-02-09</text:p>
      <text:list xml:id="list2307647109812133924" text:style-name="L4">
        <text:list-item>
          <text:p text:style-name="P14">Enlever le spinner des input dans la page de configuration</text:p>
        </text:list-item>
        <text:list-item>
          <text:p text:style-name="P14">Ajout de la fonctionnalité du bouton de retour sur champ du mot de passe</text:p>
        </text:list-item>
      </text:list>
      <text:p text:style-name="P12"/>
      <text:p text:style-name="P2">2016-02-08</text:p>
      <text:list xml:id="list3523316230881381851" text:style-name="L5">
        <text:list-item>
          <text:p text:style-name="P15">Création de la possibilité d'envoie de courrier lors d'oublie de mot de passe</text:p>
        </text:list-item>
        <text:list-item>
          <text:p text:style-name="P15">Mise en place de la BD</text:p>
        </text:list-item>
      </text:list>
      <text:p text:style-name="P12"/>
      <text:p text:style-name="P2">2016-02-05</text:p>
      <text:list xml:id="list1698669400382845965" text:style-name="L6">
        <text:list-item>
          <text:p text:style-name="P16">Correction connection vers la BD</text:p>
        </text:list-item>
        <text:list-item>
          <text:p text:style-name="P16">Correction du POST Lors de l'envoie du code pour les pages</text:p>
        </text:list-item>
      </text:list>
      <text:p text:style-name="P12"/>
      <text:p text:style-name="P2">2016-02-01</text:p>
      <text:p text:style-name="P2"><text:tab/>4 heures</text:p>
      <text:list xml:id="list5788617408268911426" text:style-name="L7">
        <text:list-item>
          <text:p text:style-name="P17">Création de la page de code pour les users</text:p>
        </text:list-item>
        <text:list-item>
          <text:p text:style-name="P17">création du php pour commit le code et la validation</text:p>
        </text:list-item>
        <text:list-item>
          <text:p text:style-name="P17">création des models et Controlleurs pour la validation du code</text:p>
        </text:list-item>
      </text:list>
      <text:p text:style-name="P12"/>
      <text:p text:style-name="P12"/>
      <text:p text:style-name="P2">2016-01-28</text:p>
      <text:list xml:id="list3233575627017490130" text:style-name="L8">
        <text:list-item>
          <text:p text:style-name="P18">Création de la base de données et de sa structures 1heure</text:p>
        </text:list-item>
        <text:list-item>
          <text:p text:style-name="P18">mise en place du MVC + configuration du MVC 2 heures</text:p>
        </text:list-item>
      </text:list>
      <text:p text:style-name="P11"/>
      <text:p text:style-name="P11"/>
      <text:p text:style-name="P2"><text:soft-page-break/>2016-01-27</text:p>
      <text:p text:style-name="P12"/>
      <text:list xml:id="list8803229065451600323" text:style-name="L9">
        <text:list-item>
          <text:p text:style-name="P19">Préparation de l'espace de travail. Installation Apache, mySQL, github, mise en place du site dans apache. 3Heures</text:p>
        </text:list-item>
      </text:list>
      <text:p text:style-name="P12"/>
      <text:list xml:id="list2671340963487143835" text:style-name="L10">
        <text:list-item>
          <text:p text:style-name="P20">Teste du fonctionnement du Rasberry+Pin sur le site 1heures</text:p>
        </text:list-item>
      </text:list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Nimbus Roman No9 L" svg:font-family="'Nimbus Roman No9 L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16:05:44.487000000</dc:date>
    <meta:editing-duration>PT7M53S</meta:editing-duration>
    <meta:editing-cycles>5</meta:editing-cycles>
    <meta:generator>LibreOffice/4.4.2.2$Windows_x86 LibreOffice_project/c4c7d32d0d49397cad38d62472b0bc8acff48dd6</meta:generator>
    <meta:document-statistic meta:table-count="0" meta:image-count="0" meta:object-count="0" meta:page-count="2" meta:paragraph-count="38" meta:word-count="327" meta:character-count="1785" meta:non-whitespace-character-count="1519"/>
  </office:meta>
</office:document-meta>
</file>